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7cm" draw:marker-end-width="0.257cm" draw:textarea-horizontal-align="justify" draw:textarea-vertical-align="middle" draw:auto-grow-height="false" fo:min-height="7.75cm" fo:min-width="4cm" fo:padding-top="0.127cm" fo:padding-bottom="0.127cm" fo:padding-left="0.252cm" fo:padding-right="0.252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线条箭头_20_1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线条箭头_20_2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72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6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5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6cm" fo:min-width="0cm" loext:decorative="false"/>
      <style:paragraph-properties style:writing-mode="lr-tb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objectwithoutfill">
      <style:graphic-properties svg:stroke-color="#ffb66c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631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25cm" fo:min-width="4.25cm" loext:decorative="false"/>
    </style:style>
    <style:style style:name="gr14" style:family="graphic" style:parent-style-name="standard">
      <style:graphic-properties svg:stroke-width="0.035cm" draw:marker-start-width="0.257cm" draw:marker-end-width="0.257cm" draw:textarea-horizontal-align="justify" draw:textarea-vertical-align="middle" draw:auto-grow-height="false" fo:min-height="6.746cm" fo:min-width="9.746cm" fo:padding-top="0.127cm" fo:padding-bottom="0.127cm" fo:padding-left="0.252cm" fo:padding-right="0.252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491cm" loext:decorative="false"/>
      <style:paragraph-properties style:writing-mode="lr-tb"/>
    </style:style>
    <style:style style:name="gr16" style:family="graphic" style:parent-style-name="standard">
      <style:graphic-properties draw:fill="solid" draw:fill-color="#000000" draw:textarea-horizontal-align="justify" draw:textarea-vertical-align="middle" draw:auto-grow-height="false" fo:min-height="0.21cm" fo:min-width="0.757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25cm" fo:min-width="3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2cm" loext:decorative="false"/>
      <style:paragraph-properties style:writing-mode="lr-tb"/>
    </style:style>
    <style:style style:name="gr19" style:family="graphic" style:parent-style-name="objectwithoutfill">
      <style:graphic-properties draw:marker-end="线条箭头_20_13" draw:marker-end-width="0.3cm" draw:fill="none" draw:textarea-vertical-align="middle" loext:decorative="false"/>
    </style:style>
    <style:style style:name="gr20" style:family="graphic" style:parent-style-name="standard">
      <style:graphic-properties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42cm" loext:decorative="false"/>
      <style:paragraph-properties style:writing-mode="lr-tb"/>
    </style:style>
    <style:style style:name="gr22" style:family="graphic" style:parent-style-name="objectwithoutfill">
      <style:graphic-properties draw:stroke="dash" draw:stroke-dash="Dot" svg:stroke-linecap="butt" draw:fill="none" draw:textarea-vertical-align="middle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95cm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1.75cm" fo:min-width="14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83cm" loext:decorative="false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0.93cm" style:use-optimal-row-height="false"/>
    </style:style>
    <style:style style:name="ro3" style:family="table-row">
      <style:table-row-properties style:row-height="1.059cm" style:use-optimal-row-height="false"/>
    </style:style>
    <style:style style:name="ro4" style:family="table-row">
      <style:table-row-properties style:row-height="1.209cm" style:use-optimal-row-height="false"/>
    </style:style>
    <style:style style:name="ro5" style:family="table-row">
      <style:table-row-properties style:row-height="1.124cm" style:use-optimal-row-height="false"/>
    </style:style>
    <style:style style:name="ro6" style:family="table-row">
      <style:table-row-properties style:row-height="1.089cm" style:use-optimal-row-height="false"/>
    </style:style>
    <style:style style:name="ro7" style:family="table-row">
      <style:table-row-properties style:row-height="0.925cm" style:use-optimal-row-height="false"/>
    </style:style>
    <style:style style:name="ro8" style:family="table-row">
      <style:table-row-properties style:row-height="1.026cm" style:use-optimal-row-height="false"/>
    </style:style>
    <style:style style:name="ro9" style:family="table-row">
      <style:table-row-properties style:row-height="0.998cm" style:use-optimal-row-height="false"/>
    </style:style>
    <style:style style:name="ce1" style:family="table-cell"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ce3" style:family="table-cell">
      <loext:graphic-properties draw:textarea-vertical-align="middle"/>
      <style:text-properties style:font-name="Arial" fo:font-size="12pt" style:font-size-asian="12pt" style:font-size-complex="12pt"/>
    </style:style>
    <style:style style:name="ce4" style:family="table-cell">
      <loext:graphic-properties draw:textarea-vertical-align="middle"/>
      <style:text-properties style:font-name="Arial" fo:font-size="12pt" style:font-name-asian="Arial" style:font-size-asian="12pt" style:font-size-complex="12pt"/>
    </style:style>
    <style:style style:name="ce5" style:family="table-cell">
      <loext:graphic-properties draw:textarea-vertical-align="middle"/>
      <style:text-properties fo:font-size="12pt" style:font-size-asian="12pt" style:font-size-complex="12pt"/>
    </style:style>
    <style:style style:name="ce6" style:family="table-cell">
      <style:text-properties style:font-name="Arial" fo:font-size="12pt" style:font-size-asian="12pt" style:font-size-complex="12pt"/>
    </style:style>
    <style:style style:name="ce7" style:family="table-cell">
      <style:text-properties style:font-name="Arial" fo:font-size="12pt" style:font-name-asian="Arial" style:font-size-asian="12pt" style:font-size-complex="12pt"/>
    </style:style>
    <style:style style:name="ce8" style:family="table-cell">
      <loext:graphic-properties draw:textarea-vertical-align="middle"/>
      <style:paragraph-properties fo:text-align="center"/>
      <style:text-properties style:font-name="Arial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ffb66c" loext:opacity="100%"/>
    </style:style>
    <style:style style:name="P6" style:family="paragraph">
      <loext:graphic-properties draw:fill="none" draw:fill-color="#ffffff"/>
      <style:text-properties style:font-name="Arial" fo:font-size="12pt" style:font-name-asian="Arial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solid" draw:fill-color="#000000"/>
      <style:paragraph-properties fo:text-align="center" style:writing-mode="lr-tb"/>
    </style:style>
    <style:style style:name="P9" style:family="paragraph">
      <style:paragraph-properties fo:text-align="center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P10" style:family="paragraph">
      <style:paragraph-properties fo:text-align="center"/>
      <style:text-properties style:font-name="Arial" fo:font-size="12pt" style:font-size-asian="12pt" style:font-size-complex="12pt"/>
    </style:style>
    <style:style style:name="P11" style:family="paragraph">
      <style:text-properties style:font-name="Arial" fo:font-size="12pt" style:font-name-asian="Arial" style:font-size-asian="12pt" style:font-size-complex="12pt"/>
    </style:style>
    <style:style style:name="P12" style:family="paragraph">
      <style:paragraph-properties fo:text-align="center"/>
      <style:text-properties style:font-size-asian="12pt" style:font-size-complex="12pt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style:font-name="Arial" fo:font-size="14pt" fo:font-weight="bold" style:font-name-asian="Arial" style:font-size-asian="14pt" style:font-weight-asian="bold" style:font-size-complex="14pt" style:font-weight-complex="bold"/>
    </style:style>
    <style:style style:name="T1" style:family="text">
      <style:text-properties fo:font-size="13pt" style:font-size-asian="20pt" style:font-size-complex="20pt"/>
    </style:style>
    <style:style style:name="T2" style:family="text">
      <style:text-properties fo:color="#ffb66c" loext:opacity="100%"/>
    </style:style>
    <style:style style:name="T3" style:family="text">
      <style:text-properties style:font-name="Arial" fo:font-size="12pt" style:font-name-asian="Arial" style:font-size-asian="12pt" style:font-size-complex="12pt"/>
    </style:style>
    <style:style style:name="T4" style:family="text"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T5" style:family="text">
      <style:text-properties style:font-name="Arial" fo:font-size="12pt" style:font-size-asian="12pt" style:font-size-complex="12pt"/>
    </style:style>
    <style:style style:name="T6" style:family="text">
      <style:text-properties style:use-window-font-color="true" loext:opacity="0%" style:font-name="Arial" fo:font-size="12pt" style:letter-kerning="true" style:font-name-asian="Arial" style:font-size-asian="12pt" style:font-name-complex="Arial2" style:font-size-complex="12pt"/>
    </style:style>
    <style:style style:name="T7" style:family="text">
      <style:text-properties fo:color="#c9211e" loext:opacity="100%" style:font-name="Arial" fo:font-size="12pt" style:font-name-asian="Arial" style:font-size-asian="12pt" style:font-size-complex="12pt"/>
    </style:style>
    <style:style style:name="T8" style:family="text">
      <style:text-properties style:font-name="Arial"/>
    </style:style>
    <style:style style:name="T9" style:family="text">
      <style:text-properties style:font-name="Arial" fo:font-size="14pt" fo:font-weight="bold" style:font-name-asian="Arial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4.5cm" svg:height="8cm" svg:x="6.5cm" svg:y="2.25cm">
          <text:p text:style-name="P1"><text:span text:style-name="T1">psd_ff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75cm" svg:y1="3.725cm" svg:x2="6.5cm" svg:y2="3.725cm">
          <text:p/>
        </draw:line>
        <draw:line draw:style-name="gr3" draw:text-style-name="P3" draw:layer="layout" svg:x1="2.75cm" svg:y1="4.725cm" svg:x2="6.5cm" svg:y2="4.725cm">
          <text:p/>
        </draw:line>
        <draw:line draw:style-name="gr3" draw:text-style-name="P3" draw:layer="layout" svg:x1="2.75cm" svg:y1="5.725cm" svg:x2="6.5cm" svg:y2="5.725cm">
          <text:p/>
        </draw:line>
        <draw:line draw:style-name="gr3" draw:text-style-name="P3" draw:layer="layout" svg:x1="2.75cm" svg:y1="8.5cm" svg:x2="6.5cm" svg:y2="8.5cm">
          <text:p/>
        </draw:line>
        <draw:frame draw:style-name="gr4" draw:text-style-name="P4" draw:layer="layout" svg:width="3.229cm" svg:height="1cm" svg:x="2.521cm" svg:y="3cm">
          <draw:text-box>
            <text:p>data_iq_in</text:p>
          </draw:text-box>
        </draw:frame>
        <draw:frame draw:style-name="gr5" draw:text-style-name="P4" draw:layer="layout" svg:width="4.5cm" svg:height="1.306cm" svg:x="11cm" svg:y="7.5cm">
          <draw:text-box>
            <text:p>fft_data_out_last</text:p>
          </draw:text-box>
        </draw:frame>
        <draw:frame draw:style-name="gr6" draw:text-style-name="P4" draw:layer="layout" svg:width="3.979cm" svg:height="1.5cm" svg:x="2.521cm" svg:y="4cm">
          <draw:text-box>
            <text:p>data_iq_in_valid</text:p>
          </draw:text-box>
        </draw:frame>
        <draw:frame draw:style-name="gr7" draw:text-style-name="P4" draw:layer="layout" svg:width="3.729cm" svg:height="1.475cm" svg:x="2.5cm" svg:y="5cm">
          <draw:text-box>
            <text:p>data_iq_in_last</text:p>
          </draw:text-box>
        </draw:frame>
        <draw:frame draw:style-name="gr6" draw:text-style-name="P5" draw:layer="layout" svg:width="3.5cm" svg:height="1.5cm" svg:x="2.5cm" svg:y="6.75cm">
          <draw:text-box>
            <text:p><text:span text:style-name="T2">frame_len</text:span></text:p>
          </draw:text-box>
        </draw:frame>
        <draw:line draw:style-name="gr3" draw:text-style-name="P3" draw:layer="layout" svg:x1="2.743cm" svg:y1="8.5cm" svg:x2="6.493cm" svg:y2="8.5cm">
          <text:p/>
        </draw:line>
        <draw:line draw:style-name="gr3" draw:text-style-name="P3" draw:layer="layout" svg:x1="2.75cm" svg:y1="7.5cm" svg:x2="6.5cm" svg:y2="7.5cm">
          <text:p/>
        </draw:line>
        <draw:frame draw:style-name="gr8" draw:text-style-name="P5" draw:layer="layout" svg:width="3.75cm" svg:height="1.25cm" svg:x="2.5cm" svg:y="7.75cm">
          <draw:text-box>
            <text:p><text:span text:style-name="T2">frame_len_valid</text:span></text:p>
          </draw:text-box>
        </draw:frame>
        <draw:line draw:style-name="gr2" draw:text-style-name="P3" draw:layer="layout" svg:x1="11cm" svg:y1="3.75cm" svg:x2="14.75cm" svg:y2="3.75cm">
          <text:p/>
        </draw:line>
        <draw:line draw:style-name="gr2" draw:text-style-name="P3" draw:layer="layout" svg:x1="11cm" svg:y1="5.25cm" svg:x2="14.75cm" svg:y2="5.25cm">
          <text:p/>
        </draw:line>
        <draw:line draw:style-name="gr2" draw:text-style-name="P3" draw:layer="layout" svg:x1="11cm" svg:y1="6.75cm" svg:x2="14.75cm" svg:y2="6.75cm">
          <text:p/>
        </draw:line>
        <draw:frame draw:style-name="gr9" draw:text-style-name="P4" draw:layer="layout" svg:width="3.75cm" svg:height="1.556cm" svg:x="11cm" svg:y="3cm">
          <draw:text-box>
            <text:p>fft_data_out</text:p>
          </draw:text-box>
        </draw:frame>
        <draw:frame draw:style-name="gr8" draw:text-style-name="P4" draw:layer="layout" svg:width="4cm" svg:height="1.25cm" svg:x="11cm" svg:y="6cm">
          <draw:text-box>
            <text:p>fft_data_out_valid</text:p>
          </draw:text-box>
        </draw:frame>
        <draw:line draw:style-name="gr2" draw:text-style-name="P3" draw:layer="layout" svg:x1="11cm" svg:y1="8.25cm" svg:x2="14.75cm" svg:y2="8.25cm">
          <text:p/>
        </draw:line>
        <draw:line draw:style-name="gr2" draw:text-style-name="P3" draw:layer="layout" svg:x1="10.993cm" svg:y1="6.75cm" svg:x2="14.743cm" svg:y2="6.75cm">
          <text:p/>
        </draw:line>
        <draw:frame draw:style-name="gr5" draw:text-style-name="P4" draw:layer="layout" svg:width="4.5cm" svg:height="1.306cm" svg:x="11cm" svg:y="4.5cm">
          <draw:text-box>
            <text:p>fft_data_out_index</text:p>
          </draw:text-box>
        </draw:frame>
        <draw:line draw:style-name="gr10" draw:text-style-name="P3" draw:layer="layout" svg:x1="13.95cm" svg:y1="5cm" svg:x2="13.7cm" svg:y2="5.5cm">
          <text:p/>
        </draw:line>
        <draw:line draw:style-name="gr10" draw:text-style-name="P3" draw:layer="layout" svg:x1="5.25cm" svg:y1="3.5cm" svg:x2="5cm" svg:y2="4cm">
          <text:p/>
        </draw:line>
        <draw:line draw:style-name="gr10" draw:text-style-name="P3" draw:layer="layout" svg:x1="14cm" svg:y1="3.5cm" svg:x2="13.75cm" svg:y2="4cm">
          <text:p/>
        </draw:line>
        <draw:line draw:style-name="gr11" draw:text-style-name="P3" draw:layer="layout" svg:x1="5.5cm" svg:y1="7.275cm" svg:x2="5.25cm" svg:y2="7.775cm">
          <text:p/>
        </draw:line>
        <draw:frame draw:style-name="gr12" draw:text-style-name="P6" draw:layer="layout" svg:width="4.131cm" svg:height="1.199cm" svg:x="6.75cm" svg:y="12.15cm">
          <draw:text-box>
            <text:p><text:span text:style-name="T3">clk_in : 204.8MHz</text:span></text:p>
            <text:p><text:span text:style-name="T3">rst_n <text:s/>: </text:span><text:span text:style-name="T3">低电平有效</text:span></text:p>
          </draw:text-box>
        </draw:frame>
        <draw:custom-shape draw:style-name="gr13" draw:text-style-name="P1" draw:layer="layout" svg:width="4.75cm" svg:height="1.5cm" svg:x="6.5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0.25cm" svg:height="7cm" svg:x="18.25cm" svg:y="2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2.991cm" svg:height="0.763cm" svg:x="22.259cm" svg:y="2cm">
          <draw:text-box>
            <text:p text:style-name="P7"><text:span text:style-name="T1">psd_fft</text:span></text:p>
          </draw:text-box>
        </draw:frame>
        <draw:line draw:style-name="gr2" draw:text-style-name="P3" draw:layer="layout" svg:x1="16cm" svg:y1="5.55cm" svg:x2="21.5cm" svg:y2="5.5cm">
          <text:p/>
        </draw:line>
        <draw:custom-shape draw:style-name="gr16" draw:text-style-name="P8" draw:layer="layout" svg:width="1.777cm" svg:height="0.65cm" svg:x="17.473cm" svg:y="5.15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3.5cm" svg:height="1.5cm" svg:x="21.5cm" svg:y="4.75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.92cm" svg:height="0.725cm" svg:x="22.58cm" svg:y="5.125cm">
          <draw:text-box>
            <text:p>FFT</text:p>
          </draw:text-box>
        </draw:frame>
        <draw:line draw:style-name="gr19" draw:text-style-name="P3" draw:layer="layout" svg:x1="25cm" svg:y1="5.5cm" svg:x2="30.5cm" svg:y2="5.5cm">
          <text:p/>
        </draw:line>
        <draw:custom-shape draw:style-name="gr16" draw:text-style-name="P8" draw:layer="layout" svg:width="1.777cm" svg:height="0.65cm" svg:x="27.723cm" svg:y="5.15cm">
          <text:p text:style-name="P1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layer="layout" svg:width="14.098cm" svg:height="3.428cm" svg:x="1.25cm" svg:y="17.29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4">信号名称</text:span></text:p>
              </table:table-cell>
              <table:table-cell table:style-name="ce2">
                <text:p text:style-name="P9"><text:span text:style-name="T4">信号说明</text:span></text:p>
              </table:table-cell>
            </table:table-row>
            <table:table-row table:style-name="ro1">
              <table:table-cell table:style-name="ce3">
                <text:p text:style-name="P10"><text:span text:style-name="T5">data_iq_in</text:span></text:p>
              </table:table-cell>
              <table:table-cell table:style-name="ce4">
                <text:p text:style-name="P11"><text:span text:style-name="T3">输入</text:span><text:span text:style-name="T3">iq</text:span><text:span text:style-name="T3">数据，此时</text:span><text:span text:style-name="T3">iq</text:span><text:span text:style-name="T3">已经合并</text:span><text:span text:style-name="T3">,48bit</text:span></text:p>
              </table:table-cell>
            </table:table-row>
            <table:table-row table:style-name="ro2">
              <table:table-cell table:style-name="ce3">
                <text:p text:style-name="P10"><text:span text:style-name="T5">data_iq_in_valid</text:span></text:p>
              </table:table-cell>
              <table:table-cell table:style-name="ce4">
                <text:p><text:span text:style-name="T6">输入</text:span><text:span text:style-name="T3">iq</text:span><text:span text:style-name="T3">数据有效信号，</text:span><text:span text:style-name="T3">1bit</text:span></text:p>
              </table:table-cell>
            </table:table-row>
            <table:table-row table:style-name="ro3">
              <table:table-cell table:style-name="ce5">
                <text:p text:style-name="P12"><text:span text:style-name="T5">data_iq_in_last</text:span></text:p>
              </table:table-cell>
              <table:table-cell table:style-name="ce4">
                <text:p text:style-name="P11"><text:span text:style-name="T3">输入一帧</text:span><text:span text:style-name="T3">iq</text:span><text:span text:style-name="T3">数据的最后一个信号</text:span><text:span text:style-name="T3">,</text:span><text:span text:style-name="T3">帧尾标志，</text:span><text:span text:style-name="T3">1bi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1" draw:text-style-name="P6" draw:layer="layout" svg:width="3.042cm" svg:height="0.725cm" svg:x="7.114cm" svg:y="16.408cm">
          <draw:text-box>
            <text:p text:style-name="P7"><text:span text:style-name="T3">输入数据信号</text:span></text:p>
          </draw:text-box>
        </draw:frame>
        <draw:frame draw:style-name="gr20" draw:layer="layout" svg:width="14.098cm" svg:height="3.446cm" svg:x="1.257cm" svg:y="22.30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 table:default-cell-style-name="ce1">
              <table:table-cell>
                <text:p text:style-name="P9"><text:span text:style-name="T4">信号名称</text:span></text:p>
              </table:table-cell>
              <table:table-cell>
                <text:p text:style-name="P9"><text:span text:style-name="T4">信号说明</text:span></text:p>
              </table:table-cell>
            </table:table-row>
            <table:table-row table:style-name="ro5">
              <table:table-cell table:style-name="ce6">
                <text:p text:style-name="P10"><text:span text:style-name="T5">frame_len</text:span></text:p>
              </table:table-cell>
              <table:table-cell table:style-name="ce7">
                <text:p><text:span text:style-name="T6">帧长度，</text:span><text:span text:style-name="T3">也就是</text:span><text:span text:style-name="T3">FFT</text:span><text:span text:style-name="T3">点数，最大</text:span><text:span text:style-name="T3">65536</text:span><text:span text:style-name="T3">点，</text:span><text:span text:style-name="T3">log2(16) = 4 bit</text:span><text:span text:style-name="T3">，</text:span></text:p>
              </table:table-cell>
            </table:table-row>
            <table:table-row table:style-name="ro6">
              <table:table-cell table:style-name="ce6">
                <text:p text:style-name="P10"><text:span text:style-name="T5">frame_len_valid</text:span></text:p>
              </table:table-cell>
              <table:table-cell table:style-name="ce7">
                <text:p text:style-name="P11"><text:span text:style-name="T3">帧长度有效信号，</text:span><text:span text:style-name="T3">1bi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1" draw:text-style-name="P6" draw:layer="layout" svg:width="3.042cm" svg:height="0.725cm" svg:x="7.121cm" svg:y="21.421cm">
          <draw:text-box>
            <text:p text:style-name="P7"><text:span text:style-name="T3">输入控制信号</text:span></text:p>
          </draw:text-box>
        </draw:frame>
        <draw:line draw:style-name="gr22" draw:text-style-name="P3" draw:layer="layout" svg:x1="16cm" svg:y1="9.75cm" svg:x2="16cm" svg:y2="28.25cm">
          <text:p/>
        </draw:line>
        <draw:frame draw:style-name="gr20" draw:layer="layout" svg:width="14.098cm" svg:height="5.186cm" svg:x="16.652cm" svg:y="23.18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7" table:default-cell-style-name="ce2">
              <table:table-cell>
                <text:p text:style-name="P9"><text:span text:style-name="T4">信号名称</text:span></text:p>
              </table:table-cell>
              <table:table-cell>
                <text:p text:style-name="P9"><text:span text:style-name="T4">信号说明</text:span></text:p>
              </table:table-cell>
            </table:table-row>
            <table:table-row table:style-name="ro8">
              <table:table-cell table:style-name="ce3">
                <text:p text:style-name="P10"><text:span text:style-name="T5">fft_data_out</text:span></text:p>
              </table:table-cell>
              <table:table-cell table:style-name="ce4">
                <text:p text:style-name="P11"><text:span text:style-name="T3">fft</text:span><text:span text:style-name="T3">计算结果</text:span><text:span text:style-name="T3">, </text:span><text:span text:style-name="T3">复数，</text:span><text:span text:style-name="T3">80bit</text:span></text:p>
              </table:table-cell>
            </table:table-row>
            <table:table-row table:style-name="ro6">
              <table:table-cell table:style-name="ce3">
                <text:p text:style-name="P10"><text:span text:style-name="T5">fft_data_out_index</text:span></text:p>
              </table:table-cell>
              <table:table-cell table:style-name="ce4">
                <text:p><text:span text:style-name="T3">fft</text:span><text:span text:style-name="T3">计算结果的索引，乱序模式，</text:span><text:span text:style-name="T7">16bit</text:span></text:p>
              </table:table-cell>
            </table:table-row>
            <table:table-row table:style-name="ro6">
              <table:table-cell table:style-name="ce5">
                <text:p text:style-name="P13"><text:span text:style-name="T8">fft_data_out_valid</text:span></text:p>
              </table:table-cell>
              <table:table-cell table:style-name="ce4">
                <text:p><text:span text:style-name="T3">fft</text:span><text:span text:style-name="T3">计算结果输出有效信号，</text:span><text:span text:style-name="T3">1bit</text:span></text:p>
              </table:table-cell>
            </table:table-row>
            <table:table-row table:style-name="ro9">
              <table:table-cell table:style-name="ce8">
                <text:p text:style-name="P10"><text:span text:style-name="T5">fft_data_out_last</text:span></text:p>
              </table:table-cell>
              <table:table-cell table:style-name="ce4">
                <text:p text:style-name="P11"><text:span text:style-name="T3">1</text:span><text:span text:style-name="T3">帧数据结束标志</text:span><text:span text:style-name="T3">, 1bit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3" draw:text-style-name="P6" draw:layer="layout" svg:width="2.195cm" svg:height="0.725cm" svg:x="22.75cm" svg:y="22.335cm">
          <draw:text-box>
            <text:p text:style-name="P7"><text:span text:style-name="T3">输出信号</text:span></text:p>
          </draw:text-box>
        </draw:frame>
        <draw:line draw:style-name="gr22" draw:text-style-name="P3" draw:layer="layout" svg:x1="31.5cm" svg:y1="1.75cm" svg:x2="31.5cm" svg:y2="17.25cm">
          <text:p/>
        </draw:line>
        <draw:custom-shape draw:style-name="gr24" draw:text-style-name="P1" draw:layer="layout" svg:width="14.5cm" svg:height="12cm" svg:x="16.5cm" svg:y="10cm">
          <text:p/>
          <draw:enhanced-geometry svg:viewBox="0 0 21600 21600" draw:type="rectangle" draw:enhanced-path="M 0 0 L 21600 0 21600 21600 0 21600 0 0 Z N"/>
        </draw:custom-shape>
        <draw:frame draw:style-name="gr25" draw:text-style-name="P14" draw:layer="layout" svg:width="2.483cm" svg:height="0.806cm" svg:x="22.52cm" svg:y="10.159cm">
          <draw:text-box>
            <text:p><text:span text:style-name="T9">接口描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线条箭头_20_1" draw:display-name="线条箭头 1" svg:viewBox="0 0 20 20" svg:d="M0 20l10-20 10 20z"/>
    <draw:marker draw:name="线条箭头_20_13" draw:display-name="线条箭头 13" svg:viewBox="0 0 20 20" svg:d="M0 20l10-20 10 20z"/>
    <draw:marker draw:name="线条箭头_20_14" draw:display-name="线条箭头 14" svg:viewBox="0 0 20 20" svg:d="M0 20l10-20 10 20z"/>
    <draw:marker draw:name="线条箭头_20_15" draw:display-name="线条箭头 15" svg:viewBox="0 0 20 20" svg:d="M0 20l10-20 10 20z"/>
    <draw:marker draw:name="线条箭头_20_17" draw:display-name="线条箭头 17" svg:viewBox="0 0 20 20" svg:d="M0 20l10-20 10 20z"/>
    <draw:marker draw:name="线条箭头_20_2" draw:display-name="线条箭头 2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3cm" svg:stroke-color="#000000" draw:marker-start-width="0.25cm" draw:marker-start-center="false" draw:marker-end-width="0.25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标准" style:font-family-generic="swiss" style:font-pitch="variable" fo:font-size="1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6T20:05:00.378000000</meta:creation-date>
    <dc:date>2023-09-27T19:35:25.070000000</dc:date>
    <meta:editing-duration>PT2H16M37S</meta:editing-duration>
    <meta:editing-cycles>14</meta:editing-cycles>
    <meta:generator>LibreOffice/7.6.0.3$Windows_X86_64 LibreOffice_project/69edd8b8ebc41d00b4de3915dc82f8f0fc3b6265</meta:generator>
    <meta:document-statistic meta:object-count="45"/>
  </office:meta>
</office:document-meta>
</file>